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06132" officeooo:paragraph-rsid="00006132"/>
    </style:style>
    <style:style style:name="P2" style:family="paragraph" style:parent-style-name="Standard">
      <style:paragraph-properties fo:text-align="justify" style:justify-single-word="false"/>
      <style:text-properties officeooo:rsid="00006132" officeooo:paragraph-rsid="00006132"/>
    </style:style>
    <style:style style:name="P3" style:family="paragraph" style:parent-style-name="Standard">
      <style:paragraph-properties fo:text-align="justify" style:justify-single-word="false"/>
      <style:text-properties officeooo:rsid="00006132" officeooo:paragraph-rsid="0001564c"/>
    </style:style>
    <style:style style:name="P4" style:family="paragraph" style:parent-style-name="Standard">
      <style:paragraph-properties fo:text-align="justify" style:justify-single-word="false"/>
      <style:text-properties officeooo:rsid="00006132" officeooo:paragraph-rsid="000236c6"/>
    </style:style>
    <style:style style:name="P5" style:family="paragraph" style:parent-style-name="Standard">
      <style:paragraph-properties fo:text-align="justify" style:justify-single-word="false"/>
      <style:text-properties officeooo:rsid="00006132" officeooo:paragraph-rsid="0004003b"/>
    </style:style>
    <style:style style:name="P6" style:family="paragraph" style:parent-style-name="Standard" style:list-style-name="L1">
      <style:text-properties officeooo:rsid="00006132" officeooo:paragraph-rsid="00006132"/>
    </style:style>
    <style:style style:name="P7" style:family="paragraph" style:parent-style-name="Standard">
      <style:paragraph-properties fo:text-align="justify" style:justify-single-word="false"/>
      <style:text-properties officeooo:rsid="0001564c" officeooo:paragraph-rsid="0001564c"/>
    </style:style>
    <style:style style:name="P8" style:family="paragraph" style:parent-style-name="Standard" style:list-style-name="L2">
      <style:paragraph-properties fo:text-align="justify" style:justify-single-word="false"/>
      <style:text-properties officeooo:rsid="0001564c" officeooo:paragraph-rsid="0001564c"/>
    </style:style>
    <style:style style:name="P9" style:family="paragraph" style:parent-style-name="Standard" style:list-style-name="L3">
      <style:paragraph-properties fo:text-align="justify" style:justify-single-word="false"/>
      <style:text-properties officeooo:rsid="0001564c" officeooo:paragraph-rsid="0001564c"/>
    </style:style>
    <style:style style:name="P10" style:family="paragraph" style:parent-style-name="Standard">
      <style:paragraph-properties fo:text-align="justify" style:justify-single-word="false"/>
      <style:text-properties officeooo:paragraph-rsid="0004003b"/>
    </style:style>
    <style:style style:name="P11" style:family="paragraph" style:parent-style-name="Standard">
      <style:paragraph-properties fo:text-align="justify" style:justify-single-word="false"/>
      <style:text-properties officeooo:rsid="000236c6" officeooo:paragraph-rsid="000236c6"/>
    </style:style>
    <style:style style:name="P12" style:family="paragraph" style:parent-style-name="Standard">
      <style:paragraph-properties fo:text-align="justify" style:justify-single-word="false"/>
      <style:text-properties officeooo:rsid="000236c6" officeooo:paragraph-rsid="0004003b"/>
    </style:style>
    <style:style style:name="P13" style:family="paragraph" style:parent-style-name="Standard">
      <style:paragraph-properties fo:text-align="justify" style:justify-single-word="false"/>
      <style:text-properties officeooo:rsid="0004003b" officeooo:paragraph-rsid="0004003b"/>
    </style:style>
    <style:style style:name="P14" style:family="paragraph" style:parent-style-name="Standard" style:list-style-name="L4">
      <style:paragraph-properties fo:text-align="justify" style:justify-single-word="false"/>
      <style:text-properties officeooo:rsid="0004003b" officeooo:paragraph-rsid="0004003b"/>
    </style:style>
    <style:style style:name="P15" style:family="paragraph" style:parent-style-name="Standard">
      <style:paragraph-properties fo:text-align="center" style:justify-single-word="false"/>
      <style:text-properties officeooo:rsid="0004003b" officeooo:paragraph-rsid="0004003b"/>
    </style:style>
    <style:style style:name="P16" style:family="paragraph" style:parent-style-name="Standard">
      <style:text-properties officeooo:rsid="0004003b" officeooo:paragraph-rsid="0004003b"/>
    </style:style>
    <style:style style:name="T1" style:family="text">
      <style:text-properties officeooo:rsid="0001564c"/>
    </style:style>
    <style:style style:name="T2" style:family="text">
      <style:text-properties officeooo:rsid="000236c6"/>
    </style:style>
    <style:style style:name="T3" style:family="text">
      <style:text-properties officeooo:rsid="0004003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me : Luciano Dos Santos Cardoso Júnior // 18207299</text:p>
      <text:p text:style-name="P1"/>
      <text:list xml:id="list3234324013" text:style-name="L1">
        <text:list-item>
          <text:p text:style-name="P6">Introdução </text:p>
        </text:list-item>
      </text:list>
      <text:p text:style-name="P2"/>
      <text:p text:style-name="P2"><text:tab/>A Ordem Neuroptera (do grego neuron = nervura e pteron = asa) é representada pelos crisopídeos, bicho-lixeiro e formiga-leão, nomes populares que podem variar para cada região. Existem mais de 6 mil espécies no mundo e 359 registradas para o Brasil. São holometábolos, <text:s/>predadores e podem ser encontrados em cavernas, vegetação em geral e agroecossistemas, com larvas que podem ser terrestres ou aquáticas. As larvas de algumas espécies podem ser encontradas no solo ou na serrapilheira (FREITAS; PENNY, 2012). Devido ao comportamento predatório, têm sido utilizados no controle biológico de algumas pragas, como ácaros, afídeos e cochonilhas (BUZZI, 2002).</text:p>
      <text:p text:style-name="P2"/>
      <text:p text:style-name="P2"><text:tab/>Os insetos da Ordem Odonata (do grego odon=dente, referente à estrutura semelhante a dentes presente na mandíbulas dos adultos) são popularmente conhecidas como libélulas ou lavadeiras, sendo predadores tanto na fase adulta como na de ninfa. A postura dessas espécies é feita na água ou em algum substrato próximo aos cursos d’água. São hemimetábolos e na fase imatura (aquática) são chamadas de náiades, as quais passam por várias mudanças e podem levar até cinco anos para atingir a fase adulta. São conhecidas cerca de 5.400 espécies de libélulas, das quais 828 ocorrem no Brasil (COSTA et al., 2012).</text:p>
      <text:p text:style-name="P2"/>
      <text:p text:style-name="P2"><text:tab/>Dermaptera (do grego derma = pele e pteron = asa, em referência às asas anteriores do tipo coriácea) são os insetos popularmente conhecidos como tesouras ou tesourinhas, por apresentarem um par de cercos em forma de pinça no ápice do abdome, usado para defesa ou durante a corte, sendo inofensivos ao homem. São conhecidas cerca de 2.200 espécies, 145 delas no Brasil (HAAS, 2012). Eventualmente, podem ser confundidos com besouros da família Staphylinidae. Vivem em lugares sombreados e úmidos, como casca de árvores, madeiras, pedras ou no meio da vegetação. São onívoros e também apresentam importância por serem predadores de ovos e lagartas de alguns lepidópteros ou consumirem inflorescências.</text:p>
      <text:p text:style-name="P2"/>
      <text:list xml:id="list809952933" text:style-name="L2">
        <text:list-item>
          <text:p text:style-name="P8">Morfologia Odonata</text:p>
        </text:list-item>
      </text:list>
      <text:p text:style-name="P2"/>
      <text:p text:style-name="P2"><text:tab/>Ordem odonata tem tamanho variado , cabeça livre e muito móvel , grande <text:s/>com olhos compostos bem desenvolvidos que ocupam grande parte da cabeça além disso apresentam 3 ocelos na parte da frente da cabeça , as antenas são setáceas e não ultrapassam 7 antenomeros e apresenta aparelho bucal do tipo mastigador . O Tórax eles possuem um pro-torax livre e meso e meta tórax mais desenvolvidos e fundidos , 3 pares de pernas todos ambulatoriais e asas do tipo membranosas essas asas são longas e estreitas com diversidade de cores bem característica das especieis a coloração mais vistosa é nos machos por conta da copula. Abdômen apresenta 10 uromeros e um par de cercos no ultimo segmento , nos machos tem um canal ejaculador no final do abdômen e o aparelho copulador esta no segundo/terceiro uromero </text:p>
      <text:p text:style-name="P2"/>
      <text:list xml:id="list3961626159" text:style-name="L3">
        <text:list-item>
          <text:p text:style-name="P9">Morfologia Dermaptera</text:p>
        </text:list-item>
      </text:list>
      <text:p text:style-name="P7"/>
      <text:p text:style-name="P7"><text:tab/>Dermaptera tem olhos compostos , antenas filiformes , prognatas , aparelho bucal do tipo mastigador porem sem a presença de ocelos , com relação ao tórax o protorax é livre , pernas do tipo ambulatorial, primeiro par de asas em elitro e segundo membranoso , o segundo par de asas é bem mais desenvolvido que a primeira e o dobramento em Leque com 2 pontos de dobramento. Abdômen 11 segmentos e 2 apêndices 2 cercos semelhantes a pinças. Cercos podem ser dentados ,curvados , retos , sem dentes , assim , podemos ver um dimorfismo sexual.</text:p>
      <text:p text:style-name="P7"/>
      <text:p text:style-name="P7"/>
      <text:list xml:id="list1605043674" text:style-name="L4">
        <text:list-item>
          <text:p text:style-name="P14"><text:soft-page-break/>Morfologia Neuropteras</text:p>
        </text:list-item>
      </text:list>
      <text:p text:style-name="P13"/>
      <text:p text:style-name="P10"><text:span text:style-name="T2"><text:tab/></text:span><text:span text:style-name="T3">Neurópteras</text:span><text:span text:style-name="T2"> tem olhos bem desenvolvidos , antenas podem ser filiformes porém pode ser setáceas ou clavadas , aparelho bucal sempre sera do tipo mastigador , não tem a presença de ocelos. Tórax com 3 pares de pernas ambulatoriais e 2 pares de asas do tipo membranosa com muitas </text:span><text:span text:style-name="T3">nervações</text:span><text:span text:style-name="T2"> característica do nome da ordem. Abdômen é bem simples não apresenta apêndices, alongado e cilíndrico.</text:span></text:p>
      <text:p text:style-name="P4"/>
      <text:p text:style-name="P2"/>
      <text:list xml:id="list101435603186421" text:continue-list="list809952933" text:style-name="L2">
        <text:list-item>
          <text:p text:style-name="P8">Desenvolvimento Odonata</text:p>
        </text:list-item>
      </text:list>
      <text:p text:style-name="P7"/>
      <text:p text:style-name="P2"><text:tab/>Femeá fecundada realiza posturas no ambiente aquático após a eclosão dos ovos teremos os imaturos (naiades) esses indivíduos vivem em um ambiente aquático , existente sistema traqueal fechado. <text:span text:style-name="T1">Apos sair da água vai se fixar no substrato e realizar sua ultima ecdise.</text:span></text:p>
      <text:p text:style-name="P2"/>
      <text:list xml:id="list101436109446799" text:continue-list="list3961626159" text:style-name="L3">
        <text:list-item>
          <text:p text:style-name="P9">Desenvolvimento Dermaptera</text:p>
        </text:list-item>
      </text:list>
      <text:p text:style-name="P7"/>
      <text:p text:style-name="P7"><text:tab/>Femeas colocam os ovos no solo , vão emergir ninfas(hemimetabolo) assim atingindo a fase adulta</text:p>
      <text:p text:style-name="P2"/>
      <text:p text:style-name="P12"/>
      <text:list xml:id="list101436719569267" text:continue-list="list1605043674" text:style-name="L4">
        <text:list-item>
          <text:p text:style-name="P14">Desenvolvimento Neuropteras</text:p>
        </text:list-item>
      </text:list>
      <text:p text:style-name="P13"/>
      <text:p text:style-name="P12"><text:tab/>As larvas também são campodeiforme , pernas toraxicas bem desenvolvidas e o aparelho bucal tipo mastigador, após a copula a fêmea coloca os ovos sustentados por <text:s/>um pedicelo com uma substancia repelente , as larvas campodeiforme são predadores e completam seu ciclo transformando-se em pulpa livre e logo depois já emerge em um adulto.</text:p>
      <text:p text:style-name="P12"/>
      <text:p text:style-name="P2"/>
      <text:p text:style-name="P2"/>
      <text:list xml:id="list101436242112843" text:continue-list="list101435603186421" text:style-name="L2">
        <text:list-item>
          <text:p text:style-name="P8">Importância Odonata</text:p>
        </text:list-item>
      </text:list>
      <text:p text:style-name="P7"/>
      <text:p text:style-name="P7"><text:tab/>Com relação a importância são utilizados como bioindicadores de água por isso já tem especies em extinção.</text:p>
      <text:p text:style-name="P7"><text:tab/>Temos duas subordens , anisoptera e zygoptera , as asas são diferentes nas formas e na nervação para a zygoptera e para a anisoptera asas são iguais. <text:s/></text:p>
      <text:p text:style-name="P2"/>
      <text:list xml:id="list101436073024933" text:continue-list="list101436109446799" text:style-name="L3">
        <text:list-item>
          <text:p text:style-name="P9">Importância Dermaptera</text:p>
        </text:list-item>
      </text:list>
      <text:p text:style-name="P7"/>
      <text:p text:style-name="P3"><text:span text:style-name="T1"><text:tab/>Do Ponto de vista agrícola eles atuam no controle biológico como predadores , na cultura do milho predando os ovos dessa espécie.</text:span></text:p>
      <text:p text:style-name="P2"/>
      <text:list xml:id="list101435553822141" text:continue-list="list101436719569267" text:style-name="L4">
        <text:list-item>
          <text:p text:style-name="P14">Familias Neuropteras</text:p>
        </text:list-item>
      </text:list>
      <text:p text:style-name="P13"/>
      <text:p text:style-name="P12"><text:tab/>São diferenciados baseando-se nas antenas , clavadas e filiformes onde as clavadas são Ascalaphidae e myrmeleontidae , diferenciando uma da outra pelo tamanho das antenas. E as que apresentam antenas filiformes existe a família mantispidae com a primeiro par de perna do tipo raptatoria , e a família hemerobiidae e família chrysopidae , conseguimos diferenciar essas 2 com a cor e as nervuras costais tranversais , uma simples e outra mais complexa.</text:p>
      <text:p text:style-name="P5"/>
      <text:p text:style-name="P1"/>
      <text:p text:style-name="P1"/>
      <text:p text:style-name="P15"><text:soft-page-break/>Referencias </text:p>
      <text:p text:style-name="P15"/>
      <text:p text:style-name="P1">BUZZI, Z. J. Entomologia didática. 4 ed. Curitiba: Ed. UFPR, 2002. 347 p.</text:p>
      <text:p text:style-name="P1"/>
      <text:p text:style-name="P1">FREITAS, S.; PENNY, N. D. Neuroptera Linnaeus, 1758. In: RAFAEL, J. A.; MELO, G. A. R.; CARVALHO, C. J. B. de; CASARI, S. A.; CONSTANTINO, R. (Ed.). Insetos do Brasil: diversidade e taxonomia. Ribeirão Preto: Holos Editora, 2012. p. 537-546.</text:p>
      <text:p text:style-name="P1"/>
      <text:p text:style-name="P1">COSTA J. M.; SANTOS, T. C.; OLDRINI, B. B. Odonata Fabricius, 1792. In: RAFAEL, J. A.; MELO, G. A. R.; CARVALHO, C. J. B. de; CASARI, S. A.; CONSTANTINO, R. (Ed.). Insetos do Brasil: diversidade e taxonomia. Ribeirão Preto: Holos Editora, 2012. p. 245-256.</text:p>
      <text:p text:style-name="P1"/>
      <text:p text:style-name="P1">HAAS, F. Dermaptera de Geer, 1773. In: RAFAEL, J. A.; MELO, G. A. R.; CARVALHO, C. J. B. de; CASARI, S. A.; CONSTANTINO, R. (Ed.). Insetos do Brasil: diversidade e taxonomia. Ribeirão Preto: Holos Editora, 2012. p. 297-305.</text:p>
      <text:p text:style-name="P1"/>
      <text:p text:style-name="P16">POLTRONIERI, Alex Sandro ,16º Aula Prática - Ordens Menores , 202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4T09:36:59.966000000</meta:creation-date>
    <dc:date>2020-12-14T10:14:34.541000000</dc:date>
    <meta:editing-duration>PT3M59S</meta:editing-duration>
    <meta:editing-cycles>1</meta:editing-cycles>
    <meta:document-statistic meta:table-count="0" meta:image-count="0" meta:object-count="0" meta:page-count="3" meta:paragraph-count="30" meta:word-count="1037" meta:character-count="6386" meta:non-whitespace-character-count="5368"/>
    <meta:generator>LibreOffice/7.0.0.3$Windows_X86_64 LibreOffice_project/8061b3e9204bef6b321a21033174034a5e2ea88e</meta:generator>
  </office:meta>
</office:document-meta>
</file>